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0.457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ells_day5_scot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stimulus</text:p>
          </table:table-cell>
          <table:table-cell office:value-type="string" calcext:value-type="string">
            <text:p>ratin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plex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nset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C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C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B(B)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omplex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C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C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C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C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C(B)D,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B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B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B,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eco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B,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,onset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hir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A(C)B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(C)B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B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B,AC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B,AB(B)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BC(D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eco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A(B)CD,A(B)B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omplex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ABC(D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B,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onset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AC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B,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,seco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AC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AB(B)D,AC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A,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A,AC(B)D,ABC(D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AC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AC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AC(B)D,ABC(D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eco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eco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AB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A(B)CD,A(B)B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eco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eco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AB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AB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A(B)CD,A(B)B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AB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AC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onset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B,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AB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AB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C,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AB(C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AB(B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ABC(D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AB(C)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gr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A(C)BD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2">00/00/0000</text:date>, <text:time style:data-style-name="N2" text:time-value="13:58:29.2018153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8-02T13:59:23.826427104</dc:date>
    <meta:editing-duration>PT7M43S</meta:editing-duration>
    <meta:editing-cycles>2</meta:editing-cycles>
    <meta:document-statistic meta:table-count="1" meta:cell-count="3407" meta:object-count="0"/>
  </office:meta>
</office:document-meta>
</file>